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D2E4504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eyboard-title">
      <style:graphic-properties draw:fill-color="#ffffff" fo:min-height="3.256cm"/>
    </style:style>
    <style:style style:name="pr2" style:family="presentation" style:parent-style-name="keyboard-outline1">
      <style:graphic-properties draw:fill-color="#ffffff" fo:min-height="12.034cm"/>
    </style:style>
    <style:style style:name="pr3" style:family="presentation" style:parent-style-name="keyboard-notes">
      <style:graphic-properties draw:fill-color="#ffffff" draw:auto-grow-height="true" fo:min-height="13.365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3.859cm"/>
    </style:style>
    <style:style style:name="pr6" style:family="presentation" style:parent-style-name="keyboard-notes">
      <style:graphic-properties draw:fill-color="#ffffff" fo:min-height="13.364cm"/>
    </style:style>
    <style:style style:name="pr7" style:family="presentation" style:parent-style-name="keyboard-outline1">
      <style:graphic-properties fo:min-height="15.342cm"/>
    </style:style>
    <style:style style:name="pr8" style:family="presentation" style:parent-style-name="keyboard-outline1">
      <style:graphic-properties fo:min-height="11.8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line-height="100%"/>
    </style:style>
    <style:style style:name="P6" style:family="paragraph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7" style:family="paragraph">
      <style:paragraph-properties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font-size="18pt" fo:language="en" fo:country="US" style:font-size-asian="18pt" style:font-size-complex="18pt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3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color="#000000" fo:font-size="28pt" fo:language="en" fo:country="US" style:font-size-asian="28pt" style:font-size-complex="28pt"/>
    </style:style>
    <style:style style:name="T15" style:family="text">
      <style:text-properties fo:color="#000000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language="en" fo:country="US" style:font-size-asian="16pt" style:font-size-complex="16pt"/>
    </style:style>
    <style:style style:name="T2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 xml:id="id1" draw:id="id1">
        <office:forms form:automatic-focus="false" form:apply-design-mode="false"/>
        <draw:frame presentation:style-name="pr1" draw:text-style-name="P1" draw:layer="layout" svg:width="23.199cm" svg:height="3.256cm" svg:x="2.301cm" svg:y="2.119cm" presentation:class="title" presentation:user-transformed="true">
          <draw:text-box>
            <text:p>Python_Workshop#0</text:p>
          </draw:text-box>
        </draw:frame>
        <draw:frame presentation:style-name="pr2" draw:text-style-name="P2" draw:layer="layout" svg:width="23.408cm" svg:height="12.034cm" svg:x="2.5cm" svg:y="6cm" presentation:class="outline" presentation:user-transformed="true">
          <draw:text-box>
            <text:list text:style-name="L2">
              <text:list-item>
                <text:p><text:span text:style-name="T1"><text:a xlink:href="http://hackerspace.gr/wiki/python_workshops">http://hackerspace.gr/wiki/python_workshops</text:a></text:span></text:p>
                <text:p><text:span text:style-name="T1"/></text:p>
              </text:list-item>
              <text:list-item>
                <text:p><text:span text:style-name="T1"><text:a xlink:href="http://pad.hackerspace.gr/p/python_workshops">http://pad.hackerspace.gr/p/python_workshops</text:a></text:span></text:p>
                <text:p><text:span text:style-name="T1"/></text:p>
              </text:list-item>
              <text:list-item>
                <text:p><text:span text:style-name="T1">Irc: freenode hsgr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keyboard" presentation:presentation-page-layout-name="AL1T1" xml:id="id2" draw:id="id2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list text:style-name="L1">
              <text:list-header>
                <text:p text:style-name="P4"><text:span text:style-name="T2">Python</text:span></text:p>
              </text:list-header>
            </text:list>
          </draw:text-box>
        </draw:frame>
        <draw:frame presentation:style-name="pr5" draw:layer="layout" svg:width="25.199cm" svg:height="13.859cm" svg:x="3.302cm" svg:y="4.31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O-O HL rapid prototyping language</text:span></text:p>
              </text:list-item>
              <text:list-item>
                <text:p><text:span text:style-name="T2">Not just a scripting language</text:span></text:p>
              </text:list-item>
              <text:list-item>
                <text:p><text:span text:style-name="T2">Not just another Perl</text:span></text:p>
              </text:list-item>
              <text:list-item>
                <text:p><text:span text:style-name="T2">Extensible (add new modules)</text:span></text:p>
                <text:list>
                  <text:list-item>
                    <text:list>
                      <text:list-item>
                        <text:p><text:span text:style-name="T2">C/C++/Fortran/whatever</text:span></text:p>
                      </text:list-item>
                      <text:list-item>
                        <text:p><text:span text:style-name="T2">Java (through JPython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mbeddable in application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 xml:id="id3" draw:id="id3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list text:style-name="L1">
              <text:list-header>
                <text:p text:style-name="P1"><text:span text:style-name="T3">Touchy-feely</text:span><text:span text:style-name="T2"> properties</text:span></text:p>
              </text:list-header>
            </text:list>
          </draw:text-box>
        </draw:frame>
        <draw:frame presentation:style-name="pr7" draw:layer="layout" svg:width="23cm" svg:height="42cm" svg:x="2.5cm" svg:y="6cm" presentation:class="outline" presentation:user-transformed="true">
          <draw:text-box>
            <text:list text:style-name="L2">
              <text:list-item>
                <text:p>Free (open source)</text:p>
                <text:list>
                  <text:list-item>
                    <text:list>
                      <text:list-item>
                        <text:p>copyrighted but use not restricted</text:p>
                      </text:list-item>
                    </text:list>
                  </text:list-item>
                </text:list>
              </text:list-item>
              <text:list-item>
                <text:p>Mature (9 years old)</text:p>
              </text:list-item>
              <text:list-item>
                <text:p>Supportive user community</text:p>
                <text:list>
                  <text:list-item>
                    <text:list>
                      <text:list-item>
                        <text:p>&amp; more books in the pipeline!</text:p>
                      </text:list-item>
                    </text:list>
                  </text:list-item>
                </text:list>
              </text:list-item>
              <text:list-item>
                <text:p>Elegant design, easy to learn</text:p>
                <text:list>
                  <text:list-item>
                    <text:list>
                      <text:list-item>
                        <text:p>reads like “pseudo-code”</text:p>
                      </text:list-item>
                      <text:list-item>
                        <text:p>Suitable as first language</text:p>
                      </text:list-item>
                    </text:list>
                  </text:list-item>
                </text:list>
                <text:p>High-level properties</text:p>
              </text:list-item>
              <text:list-item>
                <text:p><text:span text:style-name="T2">Extremely portable</text:span></text:p>
                <text:list>
                  <text:list-item>
                    <text:list>
                      <text:list-item>
                        <text:p><text:span text:style-name="T2">Unix, Windows, Mac, BeOS, Win/CE, DOS, OS/2, Amiga, VMS, Cray,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mpiled to interpreted byte code</text:span></text:p>
                <text:list>
                  <text:list-item>
                    <text:list>
                      <text:list-item>
                        <text:p><text:span text:style-name="T2">compilation is implicit and automati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utomatic memory management</text:span></text:p>
                <text:list>
                  <text:list-item>
                    <text:list>
                      <text:list-item>
                        <text:p><text:span text:style-name="T2">reference coun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“</text:span><text:span text:style-name="T2">Safe”: no core dumps</text:span></text:p>
              </text:list-item>
              <text:list-item>
                <text:p>Interfaces to...Language properties</text:p>
              </text:list-item>
              <text:list-item>
                <text:p><text:span text:style-name="T2">Everything is an object</text:span></text:p>
              </text:list-item>
              <text:list-item>
                <text:p><text:span text:style-name="T2">Modules, classes, functions</text:span></text:p>
              </text:list-item>
              <text:list-item>
                <text:p><text:span text:style-name="T2">Exception handling</text:span></text:p>
              </text:list-item>
              <text:list-item>
                <text:p><text:span text:style-name="T2">Dynamic typing, polymorphism</text:span></text:p>
              </text:list-item>
              <text:list-item>
                <text:p><text:span text:style-name="T2">Static scoping</text:span></text:p>
              </text:list-item>
              <text:list-item>
                <text:p><text:span text:style-name="T2">Operator overloading</text:span></text:p>
              </text:list-item>
              <text:list-item>
                <text:p><text:span text:style-name="T2">Indentation for block structure</text:span></text:p>
                <text:p>High-level data types</text:p>
              </text:list-item>
              <text:list-item>
                <text:p><text:span text:style-name="T2">Numbers: int, long, float, complex</text:span></text:p>
              </text:list-item>
              <text:list-item>
                <text:p><text:span text:style-name="T2">Strings: immutable</text:span></text:p>
              </text:list-item>
              <text:list-item>
                <text:p><text:span text:style-name="T2">Lists and dictionaries: containers</text:span></text:p>
              </text:list-item>
              <text:list-item>
                <text:p><text:span text:style-name="T2">Other types for e.g. binary data, regular expressions, introspection</text:span></text:p>
              </text:list-item>
              <text:list-item>
                <text:p><text:span text:style-name="T2">Extension modules can define new “built-in” data types</text:span></text:p>
                <text:p><text:span text:style-name="T4">WHY USE PYTHON?</text:span></text:p>
                <text:p>Productivity!</text:p>
              </text:list-item>
              <text:list-item>
                <text:p>Reduced development time</text:p>
                <text:list>
                  <text:list-item>
                    <text:list>
                      <text:list-item>
                        <text:p>code is 2-10x shorter than C, C++, Java</text:p>
                      </text:list-item>
                    </text:list>
                  </text:list-item>
                </text:list>
                <text:p/>
              </text:list-item>
              <text:list-item>
                <text:p>Improved program maintenance</text:p>
                <text:list>
                  <text:list-item>
                    <text:list>
                      <text:list-item>
                        <text:p>code is extremely readable</text:p>
                        <text:p/>
                      </text:list-item>
                    </text:list>
                  </text:list-item>
                </text:list>
              </text:list-item>
              <text:list-item>
                <text:p>Less training</text:p>
                <text:list>
                  <text:list-item>
                    <text:list>
                      <text:list-item>
                        <text:p>language is very easy to learn</text:p>
                      </text:list-item>
                    </text:list>
                  </text:list-item>
                </text:list>
                <text:p>What is it used for?</text:p>
                <text:list>
                  <text:list-item text:start-value="1">
                    <text:p><text:span text:style-name="T2">rapid prototyping</text:span></text:p>
                  </text:list-item>
                  <text:list-item>
                    <text:p><text:span text:style-name="T2">web scripting</text:span></text:p>
                  </text:list-item>
                  <text:list-item>
                    <text:p><text:span text:style-name="T2">throw-away, ad hoc programming</text:span></text:p>
                  </text:list-item>
                  <text:list-item>
                    <text:p><text:span text:style-name="T2">steering scientific applications</text:span></text:p>
                  </text:list-item>
                  <text:list-item>
                    <text:p><text:span text:style-name="T2">extension language</text:span></text:p>
                  </text:list-item>
                  <text:list-item>
                    <text:p><text:span text:style-name="T2">XML processing</text:span></text:p>
                  </text:list-item>
                  <text:list-item>
                    <text:p><text:span text:style-name="T2">database applications</text:span></text:p>
                  </text:list-item>
                  <text:list-item>
                    <text:p><text:span text:style-name="T2">GUI applica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 xml:id="id4" draw:id="id4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list text:style-name="L1">
              <text:list-header>
                <text:p>High-level properties</text:p>
              </text:list-header>
            </text:list>
          </draw:text-box>
        </draw:frame>
        <draw:frame presentation:style-name="pr8" draw:text-style-name="P5" draw:layer="layout" svg:width="23cm" svg:height="12.675cm" svg:x="2.5cm" svg:y="5.647cm" presentation:class="outline" presentation:user-transformed="true">
          <draw:text-box>
            <text:list text:style-name="L2">
              <text:list-item>
                <text:p text:style-name="P5"><text:span text:style-name="T2">Extremely portable</text:span></text:p>
                <text:list>
                  <text:list-item>
                    <text:list>
                      <text:list-item>
                        <text:p text:style-name="P5"><text:span text:style-name="T5">Unix, Windows, Mac, BeOS, Win/CE, DOS, OS/2, Amiga, VMS, Cray, …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Compiled to interpreted byte code</text:span></text:p>
                <text:list>
                  <text:list-item>
                    <text:list>
                      <text:list-item>
                        <text:p text:style-name="P5"><text:span text:style-name="T5">compilation is implicit and automatic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Automatic memory management</text:span></text:p>
                <text:list>
                  <text:list-item>
                    <text:list>
                      <text:list-item>
                        <text:p text:style-name="P5"><text:span text:style-name="T5">reference counting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“</text:span><text:span text:style-name="T2">Safe”: no core dumps</text:span></text:p>
                <text:p text:style-name="P5"/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list text:style-name="L1">
              <text:list-header>
                <text:p>High-level data typ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>
          <draw:text-box>
            <text:list text:style-name="L2">
              <text:list-item>
                <text:p><text:span text:style-name="T2">Numbers: int, long, float, complex</text:span></text:p>
              </text:list-item>
              <text:list-item>
                <text:p><text:span text:style-name="T2">Strings: immutable</text:span></text:p>
              </text:list-item>
              <text:list-item>
                <text:p><text:span text:style-name="T2">Lists and dictionaries: containers</text:span></text:p>
              </text:list-item>
              <text:list-item>
                <text:p><text:span text:style-name="T2">Other types for e.g. binary data, regular expressions, introspection</text:span></text:p>
              </text:list-item>
              <text:list-item>
                <text:p><text:span text:style-name="T2">Extension modules can define new “built-in” data typ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>Language properti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2">Everything is an object</text:span></text:p>
              </text:list-item>
              <text:list-item>
                <text:p><text:span text:style-name="T2">Modules, classes, functions</text:span></text:p>
              </text:list-item>
              <text:list-item>
                <text:p><text:span text:style-name="T2">Exception handling</text:span></text:p>
              </text:list-item>
              <text:list-item>
                <text:p><text:span text:style-name="T2">Dynamic typing, polymorphism</text:span></text:p>
              </text:list-item>
              <text:list-item>
                <text:p><text:span text:style-name="T2">Static scoping</text:span></text:p>
              </text:list-item>
              <text:list-item>
                <text:p><text:span text:style-name="T2">Operator overloading</text:span></text:p>
              </text:list-item>
              <text:list-item>
                <text:p><text:span text:style-name="T2">Indentation for block structur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>Interfaces to...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2">COM, DCOM, ODBC</text:span></text:p>
              </text:list-item>
              <text:list-item>
                <text:p><text:span text:style-name="T2">Commercial databases</text:span></text:p>
              </text:list-item>
              <text:list-item>
                <text:p><text:span text:style-name="T2">Java (JPython)</text:span></text:p>
              </text:list-item>
              <text:list-item>
                <text:p><text:span text:style-name="T2">Many GUI libraries</text:span></text:p>
                <text:list>
                  <text:list-item>
                    <text:list>
                      <text:list-item>
                        <text:p><text:span text:style-name="T2">platform-independent</text:span></text:p>
                        <text:list>
                          <text:list-item>
                            <text:p><text:span text:style-name="T2">Tk, wxWindows, GTK</text:span></text:p>
                          </text:list-item>
                        </text:list>
                      </text:list-item>
                      <text:list-item>
                        <text:p><text:span text:style-name="T2">platform-specific</text:span></text:p>
                        <text:list>
                          <text:list-item>
                            <text:p><text:span text:style-name="T2">MFC, MacOS, X11/Motif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><text:span text:style-name="T4">WHY USE PYTHON?</text:span>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header>
                <text:p>Productivity!</text:p>
              </text:list-header>
              <text:list-item>
                <text:p>Reduced development time</text:p>
                <text:list>
                  <text:list-item>
                    <text:list>
                      <text:list-item>
                        <text:p>code is 2-10x shorter than C, C++, Java</text:p>
                      </text:list-item>
                    </text:list>
                  </text:list-item>
                </text:list>
              </text:list-item>
              <text:list-item>
                <text:p>Improved program maintenance</text:p>
                <text:list>
                  <text:list-item>
                    <text:list>
                      <text:list-item>
                        <text:p>code is extremely readable</text:p>
                      </text:list-item>
                    </text:list>
                  </text:list-item>
                </text:list>
              </text:list-item>
              <text:list-item>
                <text:p>Less training</text:p>
                <text:list>
                  <text:list-item>
                    <text:list>
                      <text:list-item>
                        <text:p>language is very easy to lear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><text:span text:style-name="T2">What is it used for?</text:span>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rapid prototyping</text:span></text:p>
                  </text:list-item>
                  <text:list-item>
                    <text:p><text:span text:style-name="T2">web scripting</text:span></text:p>
                  </text:list-item>
                  <text:list-item>
                    <text:p><text:span text:style-name="T2">throw-away, ad hoc programming</text:span></text:p>
                  </text:list-item>
                  <text:list-item>
                    <text:p><text:span text:style-name="T2">steering scientific applications</text:span></text:p>
                  </text:list-item>
                  <text:list-item>
                    <text:p><text:span text:style-name="T2">extension language</text:span></text:p>
                  </text:list-item>
                  <text:list-item>
                    <text:p><text:span text:style-name="T2">XML processing</text:span></text:p>
                  </text:list-item>
                  <text:list-item>
                    <text:p><text:span text:style-name="T2">database applications</text:span></text:p>
                  </text:list-item>
                  <text:list-item>
                    <text:p><text:span text:style-name="T2">GUI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Tutorial Outline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6">shell (introduces numbers, strings, variables)</text:span></text:p>
              </text:list-item>
              <text:list-item>
                <text:p><text:span text:style-name="T6">lists (arrays), dictionaries (hashes), tuples</text:span></text:p>
              </text:list-item>
              <text:list-item>
                <text:p><text:span text:style-name="T6">variable semantics</text:span></text:p>
              </text:list-item>
              <text:list-item>
                <text:p><text:span text:style-name="T6">control structures, functions</text:span></text:p>
              </text:list-item>
              <text:list-item>
                <text:p><text:span text:style-name="T6">classes &amp; methods</text:span></text:p>
              </text:list-item>
              <text:list-item>
                <text:p><text:span text:style-name="T6">standard library:</text:span></text:p>
                <text:list>
                  <text:list-item>
                    <text:p><text:span text:style-name="T5">files: open(), readline(), read(), readlines(), write(), close(), flush(), seek(), tell(), open() again</text:span></text:p>
                  </text:list-item>
                  <text:list-item>
                    <text:p><text:span text:style-name="T5">os, os.path, sys, string, UserDict, StringIO, geto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Interactive “Shell”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6">Great for learning the language</text:span></text:p>
              </text:list-item>
              <text:list-item>
                <text:p><text:span text:style-name="T6">Great for experimenting with the library</text:span></text:p>
              </text:list-item>
              <text:list-item>
                <text:p><text:span text:style-name="T6">Great for testing your own modules</text:span></text:p>
              </text:list-item>
              <text:list-item>
                <text:p><text:span text:style-name="T6">Type statements or expressions at prompt:</text:span></text:p>
                <text:list>
                  <text:list-item>
                    <text:list>
                      <text:list-header>
                        <text:p><text:span text:style-name="T7">&gt;&gt;&gt; print "Hello, world"</text:span></text:p>
                        <text:p><text:span text:style-name="T7">Hello, world</text:span></text:p>
                        <text:p><text:span text:style-name="T7">&gt;&gt;&gt; x = 12**2</text:span></text:p>
                        <text:p><text:span text:style-name="T7">&gt;&gt;&gt; x/2</text:span></text:p>
                        <text:p><text:span text:style-name="T7">72</text:span></text:p>
                        <text:p><text:span text:style-name="T7">&gt;&gt;&gt; # this is a comment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Number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8">The usual notations and operators</text:span></text:p>
                <text:list>
                  <text:list-item>
                    <text:list>
                      <text:list-item>
                        <text:p><text:span text:style-name="T7">12, 3.14, 0xFF, 0377, (-1+2)*3/4**5, abs(x), 0&lt;x&lt;=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C-style shifting &amp; masking</text:span></text:p>
                <text:list>
                  <text:list-item>
                    <text:list>
                      <text:list-item>
                        <text:p><text:span text:style-name="T5">1&lt;&lt;16, x&amp;0xff, x|1, ~x, x^y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nteger division truncates :-(</text:span></text:p>
                <text:list>
                  <text:list-item>
                    <text:list>
                      <text:list-item>
                        <text:p text:style-name="P6"><text:span text:style-name="T5">1/2 -&gt; 0</text:span><text:span text:style-name="T5"><text:tab/></text:span><text:span text:style-name="T5"># float(1)/2 -&gt; 0.5</text:span></text:p>
                      </text:list-item>
                    </text:list>
                  </text:list-item>
                </text:list>
              </text:list-item>
              <text:list-item>
                <text:p><text:span text:style-name="T8">Long (arbitrary precision), complex</text:span></text:p>
                <text:list>
                  <text:list-item>
                    <text:list>
                      <text:list-item>
                        <text:p><text:span text:style-name="T7">2L**100 -&gt; 1267650600228229401496703205376L</text:span></text:p>
                      </text:list-item>
                      <text:list-item>
                        <text:p><text:span text:style-name="T7">1j**2 -&gt; (-1+0j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String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5">"hello"+"world"</text:span><text:span text:style-name="T5"><text:tab/></text:span><text:span text:style-name="T5">"helloworld"</text:span><text:span text:style-name="T5"><text:tab/></text:span><text:span text:style-name="T5"># concatenation</text:span></text:p>
                      </text:list-item>
                      <text:list-item>
                        <text:p text:style-name="P6"><text:span text:style-name="T5">"hello"*3</text:span><text:span text:style-name="T5"><text:tab/></text:span><text:span text:style-name="T5"><text:tab/></text:span><text:span text:style-name="T5">"hellohellohello" # repetition</text:span></text:p>
                      </text:list-item>
                      <text:list-item>
                        <text:p text:style-name="P6"><text:span text:style-name="T5">"hello"[0]</text:span><text:span text:style-name="T5"><text:tab/></text:span><text:span text:style-name="T5"><text:tab/></text:span><text:span text:style-name="T5">"h"</text:span><text:span text:style-name="T5"><text:tab/></text:span><text:span text:style-name="T5"><text:tab/></text:span><text:span text:style-name="T5"># indexing</text:span></text:p>
                      </text:list-item>
                      <text:list-item>
                        <text:p text:style-name="P6"><text:span text:style-name="T5">"hello"[-1]</text:span><text:span text:style-name="T5"><text:tab/></text:span><text:span text:style-name="T5"><text:tab/></text:span><text:span text:style-name="T5">"o"</text:span><text:span text:style-name="T5"><text:tab/></text:span><text:span text:style-name="T5"><text:tab/></text:span><text:span text:style-name="T5"># (from end)</text:span></text:p>
                      </text:list-item>
                      <text:list-item>
                        <text:p text:style-name="P6"><text:span text:style-name="T5">"hello"[1:4]</text:span><text:span text:style-name="T5"><text:tab/></text:span><text:span text:style-name="T5"><text:tab/></text:span><text:span text:style-name="T5">"ell"</text:span><text:span text:style-name="T5"><text:tab/></text:span><text:span text:style-name="T5"><text:tab/></text:span><text:span text:style-name="T5"># slicing</text:span></text:p>
                      </text:list-item>
                      <text:list-item>
                        <text:p text:style-name="P6"><text:span text:style-name="T5">len("hello")</text:span><text:span text:style-name="T5"><text:tab/></text:span><text:span text:style-name="T5"><text:tab/></text:span><text:span text:style-name="T5">5</text:span><text:span text:style-name="T5"><text:tab/></text:span><text:span text:style-name="T5"><text:tab/></text:span><text:span text:style-name="T5"># size</text:span></text:p>
                      </text:list-item>
                      <text:list-item>
                        <text:p text:style-name="P6"><text:span text:style-name="T5">"hello" &lt; "jello"</text:span><text:span text:style-name="T5"><text:tab/></text:span><text:span text:style-name="T5">1</text:span><text:span text:style-name="T5"><text:tab/></text:span><text:span text:style-name="T5"><text:tab/></text:span><text:span text:style-name="T5"># comparison</text:span></text:p>
                      </text:list-item>
                      <text:list-item>
                        <text:p text:style-name="P6"><text:span text:style-name="T5">"e" in "hello"</text:span><text:span text:style-name="T5"><text:tab/></text:span><text:span text:style-name="T5">1</text:span><text:span text:style-name="T5"><text:tab/></text:span><text:span text:style-name="T5"><text:tab/></text:span><text:span text:style-name="T5"># search</text:span></text:p>
                      </text:list-item>
                      <text:list-item>
                        <text:p><text:span text:style-name="T5">"escapes: \n etc, \033 etc, \xff etc"</text:span></text:p>
                      </text:list-item>
                      <text:list-item>
                        <text:p><text:span text:style-name="T5">'single quotes' '''triple quotes''' r"raw strings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List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5">a = [99, "bottles of beer", ["on", "the", "wall"]]</text:span></text:p>
                      </text:list-header>
                    </text:list>
                  </text:list-item>
                </text:list>
              </text:list-item>
              <text:list-item>
                <text:p><text:span text:style-name="T8">Flexible arrays, </text:span><text:span text:style-name="T9">not</text:span><text:span text:style-name="T8"> Lisp-like linked lists</text:span></text:p>
              </text:list-item>
              <text:list-item>
                <text:p><text:span text:style-name="T8">Same operators as for strings</text:span></text:p>
                <text:list>
                  <text:list-item>
                    <text:list>
                      <text:list-item>
                        <text:p><text:span text:style-name="T5">a+b, a*3, a[0], a[-1], a[1:], len(a)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tem and slice assignment</text:span></text:p>
                <text:list>
                  <text:list-item>
                    <text:list>
                      <text:list-item>
                        <text:p><text:span text:style-name="T5">a[0] = 98</text:span></text:p>
                      </text:list-item>
                      <text:list-item>
                        <text:p><text:span text:style-name="T5">a[1:2] = ["bottles", "of", "beer"]</text:span></text:p>
                        <text:list>
                          <text:list-header>
                            <text:p><text:span text:style-name="T7">-&gt; [98, "bottles", "of", "beer", ["on", "the", "wall"]]</text:span></text:p>
                          </text:list-header>
                        </text:list>
                      </text:list-item>
                      <text:list-item>
                        <text:p text:style-name="P6"><text:span text:style-name="T5">del a[-1]</text:span><text:span text:style-name="T5"><text:tab/></text:span><text:span text:style-name="T5"># -&gt; [98, "bottles", "of", "beer"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More list operations</text:p>
              </text:list-header>
            </text:list>
          </draw:text-box>
        </draw:frame>
        <draw:frame presentation:style-name="pr7" draw:layer="layout" svg:width="23cm" svg:height="15.342cm" svg:x="2.617cm" svg:y="5.077cm" presentation:class="outline" presentation:user-transformed="true">
          <draw:text-box>
            <text:list text:style-name="L2">
              <text:list-header>
                <text:p text:style-name="P7"><text:span text:style-name="T1">&gt;&gt;&gt; a = range(5)</text:span><text:span text:style-name="T1"><text:tab/></text:span><text:span text:style-name="T1"><text:tab/></text:span><text:span text:style-name="T1"># [0,1,2,3,4]</text:span></text:p>
                <text:p text:style-name="P7"><text:span text:style-name="T1">&gt;&gt;&gt; a.append(5)</text:span><text:span text:style-name="T1"><text:tab/></text:span><text:span text:style-name="T1"><text:tab/></text:span><text:span text:style-name="T1"># [0,1,2,3,4,5]</text:span></text:p>
                <text:p text:style-name="P7"><text:span text:style-name="T1">&gt;&gt;&gt; a.pop()</text:span><text:span text:style-name="T1"><text:tab/></text:span><text:span text:style-name="T1"><text:tab/></text:span><text:span text:style-name="T1"><text:tab/></text:span><text:span text:style-name="T1"># [0,1,2,3,4]</text:span></text:p>
                <text:p><text:span text:style-name="T1">5</text:span></text:p>
                <text:p text:style-name="P7"><text:span text:style-name="T1">&gt;&gt;&gt; a.insert(0, 5.5)</text:span><text:span text:style-name="T1"><text:tab/></text:span><text:span text:style-name="T1"><text:tab/></text:span><text:span text:style-name="T1"># [5.5,0,1,2,3,4]</text:span></text:p>
                <text:p text:style-name="P7"><text:span text:style-name="T1">&gt;&gt;&gt; a.pop(0)</text:span><text:span text:style-name="T1"><text:tab/></text:span><text:span text:style-name="T1"><text:tab/></text:span><text:span text:style-name="T1"><text:tab/></text:span><text:span text:style-name="T1"># [0,1,2,3,4]</text:span></text:p>
                <text:p><text:span text:style-name="T1">5.5</text:span></text:p>
                <text:p text:style-name="P7"><text:span text:style-name="T1">&gt;&gt;&gt; a.reverse()</text:span><text:span text:style-name="T1"><text:tab/></text:span><text:span text:style-name="T1"><text:tab/></text:span><text:span text:style-name="T1"><text:tab/></text:span><text:span text:style-name="T1"># [4,3,2,1,0]</text:span></text:p>
                <text:p text:style-name="P7"><text:span text:style-name="T1">&gt;&gt;&gt; a.sort()</text:span><text:span text:style-name="T1"><text:tab/></text:span><text:span text:style-name="T1"><text:tab/></text:span><text:span text:style-name="T1"><text:tab/></text:span><text:span text:style-name="T1"># [0,1,2,3,4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Dictionari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8">Hash tables, "associative arrays"</text:span></text:p>
                <text:list>
                  <text:list-item>
                    <text:list>
                      <text:list-item>
                        <text:p><text:span text:style-name="T5">d = {"duck": "eend", "water": "water"}</text:span></text:p>
                      </text:list-item>
                    </text:list>
                  </text:list-item>
                </text:list>
              </text:list-item>
              <text:list-item>
                <text:p><text:span text:style-name="T8">Lookup:</text:span></text:p>
                <text:list>
                  <text:list-item>
                    <text:list>
                      <text:list-item>
                        <text:p><text:span text:style-name="T5">d["duck"] -&gt; "eend"</text:span></text:p>
                      </text:list-item>
                      <text:list-item>
                        <text:p><text:span text:style-name="T5">d["back"] # raises KeyError excep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lete, insert, overwrite :</text:span></text:p>
                <text:list>
                  <text:list-item>
                    <text:list>
                      <text:list-item>
                        <text:p><text:span text:style-name="T5">del d["water"] # {"duck": "eend", "back": "rug"}</text:span></text:p>
                      </text:list-item>
                      <text:list-item>
                        <text:p><text:span text:style-name="T5">d["back"] = "rug" # {"duck": "eend", "back": "rug"}</text:span></text:p>
                      </text:list-item>
                      <text:list-item>
                        <text:p><text:span text:style-name="T5">d["duck"] = "duik" # {"duck": "duik", "back": "rug"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Dictionary detail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8">Keys must be </text:span><text:span text:style-name="T10">immutable</text:span><text:span text:style-name="T8">:</text:span></text:p>
                <text:list>
                  <text:list-item>
                    <text:p><text:span text:style-name="T6">numbers, strings, tuples of immutables</text:span></text:p>
                    <text:list>
                      <text:list-item>
                        <text:p><text:span text:style-name="T5">these cannot be changed after creation</text:span></text:p>
                      </text:list-item>
                    </text:list>
                  </text:list-item>
                  <text:list-item>
                    <text:p><text:span text:style-name="T6">reason is </text:span><text:span text:style-name="T11">hashing</text:span><text:span text:style-name="T6"> (fast lookup technique)</text:span></text:p>
                  </text:list-item>
                  <text:list-item>
                    <text:p><text:span text:style-name="T12">not</text:span><text:span text:style-name="T6"> lists or other dictionaries</text:span></text:p>
                    <text:list>
                      <text:list-item>
                        <text:p><text:span text:style-name="T5">these types of objects can be changed "in place"</text:span></text:p>
                      </text:list-item>
                    </text:list>
                  </text:list-item>
                  <text:list-item>
                    <text:p><text:span text:style-name="T6">no restrictions on values</text:span></text:p>
                  </text:list-item>
                </text:list>
              </text:list-item>
              <text:list-item>
                <text:p><text:span text:style-name="T8">Keys will be listed in </text:span><text:span text:style-name="T10">arbitrary order</text:span></text:p>
                <text:list>
                  <text:list-item>
                    <text:p><text:span text:style-name="T6">again, because of has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Tupl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2">key = (lastname, firstname)</text:span></text:p>
              </text:list-item>
              <text:list-item>
                <text:p text:style-name="P8"><text:span text:style-name="T2">point = x, y, z</text:span><text:span text:style-name="T2"><text:tab/></text:span><text:span text:style-name="T2"> # paren’s optional</text:span></text:p>
              </text:list-item>
              <text:list-item>
                <text:p><text:span text:style-name="T2">x, y, z = point</text:span></text:p>
              </text:list-item>
              <text:list-item>
                <text:p><text:span text:style-name="T2">lastname = key[0]</text:span></text:p>
              </text:list-item>
              <text:list-item>
                <text:p text:style-name="P8"><text:span text:style-name="T2">singleton = (1,)</text:span><text:span text:style-name="T2"><text:tab/></text:span><text:span text:style-name="T2"> # trailing comma!</text:span></text:p>
              </text:list-item>
              <text:list-item>
                <text:p text:style-name="P8"><text:span text:style-name="T2">empty = ()</text:span><text:span text:style-name="T2"><text:tab/></text:span><text:span text:style-name="T2"><text:tab/></text:span><text:span text:style-name="T2"> # parentheses!</text:span></text:p>
              </text:list-item>
              <text:list-item>
                <text:p><text:span text:style-name="T2">tuples vs. lists; tuples immut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Variabl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8">No need to declare</text:span></text:p>
              </text:list-item>
              <text:list-item>
                <text:p><text:span text:style-name="T8">Need to assign (initialize)</text:span></text:p>
                <text:list>
                  <text:list-item>
                    <text:list>
                      <text:list-item>
                        <text:p><text:span text:style-name="T5">use of uninitialized variable raises excep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8">Not typed</text:span></text:p>
                <text:list>
                  <text:list-item>
                    <text:list>
                      <text:list-header>
                        <text:p><text:span text:style-name="T5">if friendly: greeting = "hello world"</text:span></text:p>
                        <text:p><text:span text:style-name="T5">else: greeting = 12**2</text:span></text:p>
                        <text:p><text:span text:style-name="T5">print greeting</text:span></text:p>
                      </text:list-header>
                    </text:list>
                  </text:list-item>
                </text:list>
              </text:list-item>
              <text:list-item>
                <text:p><text:span text:style-name="T13">Everything</text:span><text:span text:style-name="T8"> is a variable:</text:span></text:p>
                <text:list>
                  <text:list-item>
                    <text:list>
                      <text:list-item>
                        <text:p><text:span text:style-name="T5">functions, modules, clas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Control structur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header>
                <text:p><text:span text:style-name="T14">if </text:span><text:span text:style-name="T15">condition</text:span><text:span text:style-name="T14">:</text:span></text:p>
                <text:p><text:span text:style-name="T14"><text:s text:c="4"/></text:span><text:span text:style-name="T15">statements</text:span></text:p>
                <text:p><text:span text:style-name="T14">[elif </text:span><text:span text:style-name="T15">condition</text:span><text:span text:style-name="T14">:</text:span></text:p>
                <text:p><text:span text:style-name="T14"><text:s text:c="4"/></text:span><text:span text:style-name="T15">statements</text:span><text:span text:style-name="T14">] ...</text:span></text:p>
                <text:p><text:span text:style-name="T14">[else:</text:span></text:p>
                <text:p><text:span text:style-name="T14"><text:s text:c="4"/></text:span><text:span text:style-name="T15">statements</text:span><text:span text:style-name="T14">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Functions, procedur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header>
                <text:p><text:span text:style-name="T8">def </text:span><text:span text:style-name="T9">name</text:span><text:span text:style-name="T8">(</text:span><text:span text:style-name="T9">arg1</text:span><text:span text:style-name="T8">, </text:span><text:span text:style-name="T9">arg2</text:span><text:span text:style-name="T8">, ...):</text:span></text:p>
                <text:p text:style-name="P7"><text:span text:style-name="T8"><text:s text:c="4"/></text:span><text:span text:style-name="T8">"</text:span><text:span text:style-name="T9">documentation</text:span><text:span text:style-name="T8">"</text:span><text:span text:style-name="T8"><text:tab/></text:span><text:span text:style-name="T8"><text:tab/></text:span><text:span text:style-name="T8"># optional</text:span></text:p>
                <text:p><text:span text:style-name="T8"><text:s text:c="4"/></text:span><text:span text:style-name="T9">statements</text:span></text:p>
                <text:p><text:span text:style-name="T8"/></text:p>
                <text:p text:style-name="P7"><text:span text:style-name="T8">return</text:span><text:span text:style-name="T8"><text:tab/></text:span><text:span text:style-name="T8"><text:tab/></text:span><text:span text:style-name="T8"><text:tab/></text:span><text:span text:style-name="T8"># from procedure</text:span></text:p>
                <text:p text:style-name="P7"><text:span text:style-name="T8">return </text:span><text:span text:style-name="T9">expression</text:span><text:span text:style-name="T8"><text:tab/></text:span><text:span text:style-name="T8"># from func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Classes</text:p>
              </text:list-header>
            </text:list>
          </draw:text-box>
        </draw:frame>
        <draw:frame presentation:style-name="pr7" draw:layer="layout" svg:width="23cm" svg:height="15.342cm" svg:x="2.5cm" svg:y="5.658cm" presentation:class="outline" presentation:user-transformed="true">
          <draw:text-box>
            <text:list text:style-name="L2">
              <text:list-header>
                <text:p><text:span text:style-name="T5">class </text:span><text:span text:style-name="T16">name</text:span><text:span text:style-name="T5">:</text:span></text:p>
                <text:p><text:span text:style-name="T5"><text:s text:c="4"/></text:span><text:span text:style-name="T5">"</text:span><text:span text:style-name="T16">documentation</text:span><text:span text:style-name="T5">"</text:span></text:p>
                <text:p><text:span text:style-name="T5"><text:s text:c="4"/></text:span><text:span text:style-name="T16">statements</text:span></text:p>
                <text:p><text:span text:style-name="T5">-or-</text:span></text:p>
                <text:p><text:span text:style-name="T5">class </text:span><text:span text:style-name="T16">name</text:span><text:span text:style-name="T5">(</text:span><text:span text:style-name="T16">baseclass1</text:span><text:span text:style-name="T5">, </text:span><text:span text:style-name="T16">baseclass2</text:span><text:span text:style-name="T5">, ...):</text:span></text:p>
                <text:p><text:span text:style-name="T5"><text:s text:c="4"/></text:span><text:span text:style-name="T16">...</text:span></text:p>
                <text:p><text:span text:style-name="T5">Typically, </text:span><text:span text:style-name="T16">statements</text:span><text:span text:style-name="T5"> contains method definitions:</text:span></text:p>
                <text:p><text:span text:style-name="T5"><text:s text:c="4"/></text:span><text:span text:style-name="T5">def </text:span><text:span text:style-name="T16">name</text:span><text:span text:style-name="T5">(self, </text:span><text:span text:style-name="T16">arg1</text:span><text:span text:style-name="T5">, </text:span><text:span text:style-name="T16">arg2</text:span><text:span text:style-name="T5">, ...):</text:span></text:p>
                <text:p><text:span text:style-name="T5"><text:s text:c="8"/></text:span><text:span text:style-name="T16">...</text:span></text:p>
                <text:p><text:span text:style-name="T5">May also contain </text:span><text:span text:style-name="T16">class variable</text:span><text:span text:style-name="T5"> assignment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Using classes</text:p>
              </text:list-header>
            </text:list>
          </draw:text-box>
        </draw:frame>
        <draw:frame presentation:style-name="pr7" draw:layer="layout" svg:width="23cm" svg:height="15.342cm" svg:x="2.5cm" svg:y="5.5cm" presentation:class="outline" presentation:user-transformed="true">
          <draw:text-box>
            <text:list text:style-name="L2">
              <text:list-item>
                <text:p><text:span text:style-name="T17">To create an instance, simply call the class object:</text:span></text:p>
                <text:list>
                  <text:list-item>
                    <text:list>
                      <text:list-header>
                        <text:p><text:span text:style-name="T18">x = Stack()</text:span></text:p>
                      </text:list-header>
                    </text:list>
                  </text:list-item>
                </text:list>
                <text:p><text:span text:style-name="T18"/></text:p>
              </text:list-item>
              <text:list-item>
                <text:p><text:span text:style-name="T17">To use methods of the instance, call using dot notation:</text:span></text:p>
                <text:list>
                  <text:list-item>
                    <text:list>
                      <text:list-header>
                        <text:p text:style-name="P9"><text:span text:style-name="T18">x.empty()</text:span><text:span text:style-name="T18"><text:tab/></text:span><text:span text:style-name="T18"># -&gt; 1</text:span></text:p>
                        <text:p text:style-name="P9"><text:span text:style-name="T18">x.push(1)</text:span><text:span text:style-name="T18"><text:tab/></text:span><text:span text:style-name="T18"><text:tab/></text:span><text:span text:style-name="T18"><text:tab/></text:span><text:span text:style-name="T18"># [1]</text:span></text:p>
                        <text:p text:style-name="P9"><text:span text:style-name="T18">x.empty()</text:span><text:span text:style-name="T18"><text:tab/></text:span><text:span text:style-name="T18"># -&gt; 0</text:span></text:p>
                        <text:p text:style-name="P9"><text:span text:style-name="T18">x.push("hello")</text:span><text:span text:style-name="T18"><text:tab/></text:span><text:span text:style-name="T18"><text:tab/></text:span><text:span text:style-name="T18"><text:tab/></text:span><text:span text:style-name="T18"># [1, "hello"]</text:span></text:p>
                        <text:p text:style-name="P9"><text:span text:style-name="T18">x.pop()</text:span><text:span text:style-name="T18"><text:tab/></text:span><text:span text:style-name="T18"><text:tab/></text:span><text:span text:style-name="T18"># -&gt; "hello"</text:span><text:span text:style-name="T18"><text:tab/></text:span><text:span text:style-name="T18"># [1]</text:span></text:p>
                      </text:list-header>
                    </text:list>
                  </text:list-item>
                </text:list>
                <text:p><text:span text:style-name="T18"/></text:p>
              </text:list-item>
              <text:list-item>
                <text:p><text:span text:style-name="T17">To inspect instance variables, use dot notation:</text:span></text:p>
                <text:list>
                  <text:list-item>
                    <text:list>
                      <text:list-header>
                        <text:p text:style-name="P9"><text:span text:style-name="T18">x.items</text:span><text:span text:style-name="T18"><text:tab/></text:span><text:span text:style-name="T18"><text:tab/></text:span><text:span text:style-name="T18"># -&gt; [1]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<text:span text:style-name="T2">Subclassing</text:span>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header>
                <text:p><text:span text:style-name="T19">class FancyStack(Stack):</text:span></text:p>
                <text:p><text:span text:style-name="T19"><text:s text:c="4"/></text:span><text:span text:style-name="T19">"stack with added ability to inspect inferior stack items"</text:span></text:p>
                <text:p><text:span text:style-name="T19"/></text:p>
                <text:p><text:span text:style-name="T19"><text:s text:c="4"/></text:span><text:span text:style-name="T19">def peek(self, n):</text:span></text:p>
                <text:p><text:span text:style-name="T19"><text:s text:c="8"/></text:span><text:span text:style-name="T19">"peek(0) returns top; peek(-1) returns item below that; etc."</text:span></text:p>
                <text:p><text:span text:style-name="T19"><text:s text:c="8"/></text:span><text:span text:style-name="T19">size = len(self.items)</text:span></text:p>
                <text:p text:style-name="P7"><text:span text:style-name="T19"><text:s text:c="8"/></text:span><text:span text:style-name="T19">assert 0 &lt;= n &lt; size</text:span><text:span text:style-name="T19"><text:tab/></text:span><text:span text:style-name="T19"><text:tab/></text:span><text:span text:style-name="T19"><text:tab/></text:span><text:span text:style-name="T19"># test precondition</text:span></text:p>
                <text:p><text:span text:style-name="T19"><text:s text:c="8"/></text:span><text:span text:style-name="T19">return self.items[size-1-n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<text:span text:style-name="T2">Subclassing (2)</text:span>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header>
                <text:p><text:span text:style-name="T7">class LimitedStack(FancyStack):</text:span></text:p>
                <text:p><text:span text:style-name="T7"><text:s text:c="4"/></text:span><text:span text:style-name="T7">"fancy stack with limit on stack size"</text:span></text:p>
                <text:p><text:span text:style-name="T7"/></text:p>
                <text:p><text:span text:style-name="T7"><text:s text:c="4"/></text:span><text:span text:style-name="T7">def __init__(self, limit):</text:span></text:p>
                <text:p><text:span text:style-name="T7"><text:s text:c="8"/></text:span><text:span text:style-name="T7">self.limit = limit</text:span></text:p>
                <text:p text:style-name="P7"><text:span text:style-name="T7"><text:s text:c="8"/></text:span><text:span text:style-name="T7">FancyStack.__init__(self)</text:span><text:span text:style-name="T7"><text:tab/></text:span><text:span text:style-name="T7"><text:tab/></text:span><text:span text:style-name="T7"># base class constructor</text:span></text:p>
                <text:p><text:span text:style-name="T7"/></text:p>
                <text:p><text:span text:style-name="T7"><text:s text:c="4"/></text:span><text:span text:style-name="T7">def push(self, x):</text:span></text:p>
                <text:p><text:span text:style-name="T7"><text:s text:c="8"/></text:span><text:span text:style-name="T7">assert len(self.items) &lt; self.limit</text:span></text:p>
                <text:p text:style-name="P7"><text:span text:style-name="T7"><text:s text:c="8"/></text:span><text:span text:style-name="T7">FancyStack.push(self, x)</text:span><text:span text:style-name="T7"><text:tab/></text:span><text:span text:style-name="T7"><text:tab/></text:span><text:span text:style-name="T7"># "super" method call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<text:span text:style-name="T20">Instance variable rules</text:span>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6">On use via instance (self.x), search order:</text:span></text:p>
                <text:list>
                  <text:list-item>
                    <text:p><text:span text:style-name="T5">(1) instance, (2) class, (3) base classes</text:span></text:p>
                  </text:list-item>
                  <text:list-item>
                    <text:p><text:span text:style-name="T5">this also works for method lookup</text:span></text:p>
                  </text:list-item>
                </text:list>
              </text:list-item>
              <text:list-item>
                <text:p><text:span text:style-name="T6">On assigment via instance (self.x = ...):</text:span></text:p>
                <text:list>
                  <text:list-item>
                    <text:p><text:span text:style-name="T5">always makes an instance variable</text:span></text:p>
                  </text:list-item>
                </text:list>
              </text:list-item>
              <text:list-item>
                <text:p><text:span text:style-name="T6">Class variables "default" for instance variables</text:span></text:p>
              </text:list-item>
              <text:list-item>
                <text:p><text:span text:style-name="T6">But...!</text:span></text:p>
                <text:list>
                  <text:list-item>
                    <text:p><text:span text:style-name="T5">mutable </text:span><text:span text:style-name="T16">class</text:span><text:span text:style-name="T5"> variable: one copy </text:span><text:span text:style-name="T16">shared</text:span><text:span text:style-name="T5"> by all</text:span></text:p>
                  </text:list-item>
                  <text:list-item>
                    <text:p><text:span text:style-name="T5">mutable </text:span><text:span text:style-name="T16">instance</text:span><text:span text:style-name="T5"> variable: each instance its 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Modul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2">Collection of stuff in </text:span><text:span text:style-name="T3">foo</text:span><text:span text:style-name="T2">.py file</text:span></text:p>
                <text:list>
                  <text:list-item>
                    <text:p><text:span text:style-name="T2">functions, classes, variables</text:span></text:p>
                  </text:list-item>
                </text:list>
              </text:list-item>
              <text:list-item>
                <text:p><text:span text:style-name="T2">Importing modules:</text:span></text:p>
                <text:list>
                  <text:list-item>
                    <text:p><text:span text:style-name="T2">import string; print string.join(L)</text:span></text:p>
                  </text:list-item>
                  <text:list-item>
                    <text:p><text:span text:style-name="T2">from string import join; print join(L)</text:span></text:p>
                  </text:list-item>
                </text:list>
              </text:list-item>
              <text:list-item>
                <text:p><text:span text:style-name="T2">Rename after import:</text:span></text:p>
                <text:list>
                  <text:list-item>
                    <text:p><text:span text:style-name="T2">import string; s = string; del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Package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p><text:span text:style-name="T2">Collection of modules in directory</text:span></text:p>
              </text:list-item>
              <text:list-item>
                <text:p><text:span text:style-name="T2">Must have __init__.py file</text:span></text:p>
              </text:list-item>
              <text:list-item>
                <text:p><text:span text:style-name="T2">May contain subpackages</text:span></text:p>
              </text:list-item>
              <text:list-item>
                <text:p><text:span text:style-name="T2">Import syntax:</text:span></text:p>
                <text:list>
                  <text:list-item>
                    <text:p><text:span text:style-name="T2">from P.Q.M import foo; print foo()</text:span></text:p>
                  </text:list-item>
                  <text:list-item>
                    <text:p><text:span text:style-name="T2">from P.Q import M; print M.foo()</text:span></text:p>
                  </text:list-item>
                  <text:list-item>
                    <text:p><text:span text:style-name="T2">import P.Q.M; print P.Q.M.foo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list text:style-name="L1">
              <text:list-header>
                <text:p text:style-name="P1">Catching Exceptions</text:p>
              </text:list-header>
            </text:list>
          </draw:text-box>
        </draw:frame>
        <draw:frame presentation:style-name="pr7" draw:layer="layout" svg:width="23cm" svg:height="15.342cm" svg:x="2.5cm" svg:y="6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2">try:</text:span></text:p>
                    <text:p><text:span text:style-name="T2"><text:s text:c="4"/></text:span><text:span text:style-name="T2">print 1/x</text:span></text:p>
                    <text:p><text:span text:style-name="T2">except ZeroDivisionError, message:</text:span></text:p>
                    <text:p><text:span text:style-name="T2"><text:s text:c="4"/></text:span><text:span text:style-name="T2">print "Can’t divide by zero:"</text:span></text:p>
                    <text:p><text:span text:style-name="T2"><text:s text:c="4"/></text:span><text:span text:style-name="T2">print messag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keyboard" presentation:presentation-page-layout-name="AL1T1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>
          <draw:text-box/>
        </draw:frame>
        <draw:frame presentation:style-name="pr7" draw:layer="layout" svg:width="23cm" svg:height="15.342cm" svg:x="2.5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text:enable-numbering="false"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text:enable-numbering="true"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text:enable-numbering="false"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text:enable-numbering="false"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keyboard" style:page-layout-name="PM1" draw:style-name="Mdp1"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2-05-17T18:38:38</meta:creation-date>
    <meta:editing-duration>P1DT22H51M51S</meta:editing-duration>
    <meta:editing-cycles>4</meta:editing-cycles>
    <dc:title>Keyboard</dc:title>
    <meta:generator>LibreOffice/3.4$Linux LibreOffice_project/340m1$Build-502</meta:generator>
    <dc:date>2012-05-20T11:25:59</dc:date>
    <meta:document-statistic meta:object-count="141"/>
    <meta:user-defined meta:name="Info 1"/>
    <meta:user-defined meta:name="Info 2"/>
    <meta:user-defined meta:name="Info 3"/>
    <meta:user-defined meta:name="Info 4"/>
    <meta:template xlink:type="simple" xlink:actuate="onRequest" xlink:title="Keyboard" xlink:href="../../../../../usr/lib/libreoffice/basis3.4/share/template/common/layout/lyt-keyboard.otp" meta:date="2008-07-08T16:22:29"/>
  </office:meta>
</office:document-meta>
</file>